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847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648cm" fo:min-width="0.48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2.083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fo:min-height="3.023cm"/>
    </style:style>
    <style:style style:name="gr12" style:family="graphic" style:parent-style-name="standard">
      <style:graphic-properties draw:stroke="none" svg:stroke-color="#000000" draw:fill="none" draw:fill-color="#ffffff" fo:min-height="1.677cm"/>
    </style:style>
    <style:style style:name="gr13" style:family="graphic" style:parent-style-name="standard">
      <style:graphic-properties draw:stroke="none" svg:stroke-color="#000000" draw:fill="none" draw:fill-color="#ffffff" fo:min-height="3.065cm"/>
    </style:style>
    <style:style style:name="gr14" style:family="graphic" style:parent-style-name="standard">
      <style:graphic-properties draw:stroke="none" svg:stroke-color="#000000" draw:fill="none" draw:fill-color="#ffffff" fo:min-height="3.319cm"/>
    </style:style>
    <style:style style:name="gr15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778cm" svg:x="1.254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27cm" svg:x="1.508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4.556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7.3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7.35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10.27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11.03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11.033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14.589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14.589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17.256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19.796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22.5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22.59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19.79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778cm" svg:x="22.08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905cm" svg:y1="10.271cm" svg:x2="4.683cm" svg:y2="10.271cm">
          <text:p/>
        </draw:line>
        <draw:line draw:style-name="gr3" draw:text-style-name="P2" draw:layer="layout" svg:x1="6.08cm" svg:y1="9.763cm" svg:x2="7.731cm" svg:y2="8.747cm">
          <text:p/>
        </draw:line>
        <draw:line draw:style-name="gr3" draw:text-style-name="P2" draw:layer="layout" svg:x1="9.382cm" svg:y1="8.239cm" svg:x2="11.287cm" svg:y2="8.239cm">
          <text:p/>
        </draw:line>
        <draw:line draw:style-name="gr3" draw:text-style-name="P2" draw:layer="layout" svg:x1="12.938cm" svg:y1="8.239cm" svg:x2="14.589cm" svg:y2="8.239cm">
          <text:p/>
        </draw:line>
        <draw:line draw:style-name="gr3" draw:text-style-name="P2" draw:layer="layout" svg:x1="16.621cm" svg:y1="8.239cm" svg:x2="17.764cm" svg:y2="10.017cm">
          <text:p/>
        </draw:line>
        <draw:line draw:style-name="gr3" draw:text-style-name="P2" draw:layer="layout" svg:x1="18.78cm" svg:y1="9.763cm" svg:x2="20.304cm" svg:y2="8.366cm">
          <text:p/>
        </draw:line>
        <draw:line draw:style-name="gr3" draw:text-style-name="P2" draw:layer="layout" svg:x1="21.574cm" svg:y1="7.731cm" svg:x2="22.844cm" svg:y2="7.858cm">
          <text:p/>
        </draw:line>
        <draw:line draw:style-name="gr3" draw:text-style-name="P2" draw:layer="layout" svg:x1="18.78cm" svg:y1="10.906cm" svg:x2="20.05cm" svg:y2="11.922cm">
          <text:p/>
        </draw:line>
        <draw:line draw:style-name="gr3" draw:text-style-name="P2" draw:layer="layout" svg:x1="21.447cm" svg:y1="11.795cm" svg:x2="22.844cm" svg:y2="11.668cm">
          <text:p/>
        </draw:line>
        <draw:line draw:style-name="gr3" draw:text-style-name="P2" draw:layer="layout" svg:x1="5.953cm" svg:y1="10.779cm" svg:x2="7.604cm" svg:y2="11.922cm">
          <text:p/>
        </draw:line>
        <draw:line draw:style-name="gr3" draw:text-style-name="P2" draw:layer="layout" svg:x1="9.128cm" svg:y1="12.43cm" svg:x2="11.16cm" svg:y2="12.43cm">
          <text:p/>
        </draw:line>
        <draw:line draw:style-name="gr3" draw:text-style-name="P2" draw:layer="layout" svg:x1="12.811cm" svg:y1="12.43cm" svg:x2="14.843cm" svg:y2="12.43cm">
          <text:p/>
        </draw:line>
        <draw:line draw:style-name="gr3" draw:text-style-name="P2" draw:layer="layout" svg:x1="16.24cm" svg:y1="11.922cm" svg:x2="17.764cm" svg:y2="10.906cm">
          <text:p/>
        </draw:line>
        <draw:line draw:style-name="gr3" draw:text-style-name="P2" draw:layer="layout" svg:x1="8.874cm" svg:y1="8.874cm" svg:x2="10.652cm" svg:y2="15.224cm">
          <text:p/>
        </draw:line>
        <draw:line draw:style-name="gr3" draw:text-style-name="P2" draw:layer="layout" svg:x1="9.001cm" svg:y1="12.938cm" svg:x2="10.271cm" svg:y2="15.732cm">
          <text:p/>
        </draw:line>
        <draw:line draw:style-name="gr3" draw:text-style-name="P2" draw:layer="layout" svg:x1="21.32cm" svg:y1="8.366cm" svg:x2="23.098cm" svg:y2="15.097cm">
          <text:p/>
        </draw:line>
        <draw:line draw:style-name="gr3" draw:text-style-name="P2" draw:layer="layout" svg:x1="21.32cm" svg:y1="12.303cm" svg:x2="22.59cm" svg:y2="15.605cm">
          <text:p/>
        </draw:line>
        <draw:line draw:style-name="gr4" draw:text-style-name="P2" draw:layer="layout" svg:x1="26.146cm" svg:y1="18.907cm" svg:x2="5.572cm" svg:y2="18.78cm">
          <text:p/>
        </draw:line>
        <draw:line draw:style-name="gr3" draw:text-style-name="P2" draw:layer="layout" svg:x1="5.572cm" svg:y1="18.78cm" svg:x2="5.572cm" svg:y2="11.033cm">
          <text:p/>
        </draw:line>
        <draw:frame draw:style-name="gr5" draw:text-style-name="P3" draw:layer="layout" svg:width="1.27cm" svg:height="1.673cm" svg:x="4.81cm" svg:y="9.763cm">
          <draw:text-box>
            <text:p/>
          </draw:text-box>
        </draw:frame>
        <draw:frame draw:style-name="gr6" draw:text-style-name="P3" draw:layer="layout" svg:width="2.286cm" svg:height="1.143cm" svg:x="1.381cm" svg:y="8.366cm">
          <draw:text-box>
            <text:p>Start</text:p>
          </draw:text-box>
        </draw:frame>
        <draw:frame draw:style-name="gr6" draw:text-style-name="P3" draw:layer="layout" svg:width="2.286cm" svg:height="1.143cm" svg:x="4.429cm" svg:y="8.239cm">
          <draw:text-box>
            <text:p>Idle</text:p>
          </draw:text-box>
        </draw:frame>
        <draw:frame draw:style-name="gr7" draw:text-style-name="P3" draw:layer="layout" svg:width="3.81cm" svg:height="3.095cm" svg:x="6.969cm" svg:y="5.779cm">
          <draw:text-box>
            <text:p>Requested Left Entry</text:p>
          </draw:text-box>
        </draw:frame>
        <draw:frame draw:style-name="gr7" draw:text-style-name="P3" draw:layer="layout" svg:width="3.937cm" svg:height="3.095cm" svg:x="10.525cm" svg:y="9.97cm">
          <draw:text-box>
            <text:p>Unlocked Right</text:p>
          </draw:text-box>
        </draw:frame>
        <draw:frame draw:style-name="gr8" draw:text-style-name="P3" draw:layer="layout" svg:width="2.286cm" svg:height="1.673cm" svg:x="10.398cm" svg:y="13.192cm">
          <draw:text-box>
            <text:p>Deny Entry</text:p>
          </draw:text-box>
        </draw:frame>
        <draw:frame draw:style-name="gr7" draw:text-style-name="P3" draw:layer="layout" svg:width="3.81cm" svg:height="3.095cm" svg:x="6.969cm" svg:y="9.255cm">
          <draw:text-box>
            <text:p>Requested Right Entry</text:p>
          </draw:text-box>
        </draw:frame>
        <draw:frame draw:style-name="gr9" draw:text-style-name="P3" draw:layer="layout" svg:width="4.572cm" svg:height="2.333cm" svg:x="10.271cm" svg:y="5.652cm">
          <draw:text-box>
            <text:p>Unlocked Left</text:p>
          </draw:text-box>
        </draw:frame>
        <draw:frame draw:style-name="gr10" draw:text-style-name="P3" draw:layer="layout" svg:width="2.921cm" svg:height="2.384cm" svg:x="14.843cm" svg:y="5.191cm">
          <draw:text-box>
            <text:p>Entered Left</text:p>
          </draw:text-box>
        </draw:frame>
        <draw:frame draw:style-name="gr10" draw:text-style-name="P3" draw:layer="layout" svg:width="3.175cm" svg:height="2.384cm" svg:x="17.002cm" svg:y="8.268cm">
          <draw:text-box>
            <text:p>Weighed</text:p>
          </draw:text-box>
        </draw:frame>
        <draw:frame draw:style-name="gr7" draw:text-style-name="P3" draw:layer="layout" svg:width="3.175cm" svg:height="3.095cm" svg:x="14.081cm" svg:y="9.335cm">
          <draw:text-box>
            <text:p>Entered Right</text:p>
          </draw:text-box>
        </draw:frame>
        <draw:frame draw:style-name="gr6" draw:text-style-name="P3" draw:layer="layout" svg:width="2.286cm" svg:height="1.143cm" svg:x="1.381cm" svg:y="8.367cm">
          <draw:text-box>
            <text:p>Start</text:p>
          </draw:text-box>
        </draw:frame>
        <draw:frame draw:style-name="gr8" draw:text-style-name="P3" draw:layer="layout" svg:width="2.794cm" svg:height="1.673cm" svg:x="19.542cm" svg:y="5.423cm">
          <draw:text-box>
            <text:p>Closed Left</text:p>
          </draw:text-box>
        </draw:frame>
        <draw:frame draw:style-name="gr10" draw:text-style-name="P3" draw:layer="layout" svg:width="2.667cm" svg:height="2.384cm" svg:x="19.288cm" svg:y="9.411cm">
          <draw:text-box>
            <text:p>Closed Right</text:p>
          </draw:text-box>
        </draw:frame>
        <draw:frame draw:style-name="gr10" draw:text-style-name="P3" draw:layer="layout" svg:width="3.556cm" svg:height="2.384cm" svg:x="22.717cm" svg:y="4.81cm">
          <draw:text-box>
            <text:p>Locked Left</text:p>
          </draw:text-box>
        </draw:frame>
        <draw:frame draw:style-name="gr11" draw:text-style-name="P3" draw:layer="layout" svg:width="2.54cm" svg:height="3.273cm" svg:x="22.209cm" svg:y="9.128cm">
          <draw:text-box>
            <text:p>Locked Right</text:p>
          </draw:text-box>
        </draw:frame>
        <draw:frame draw:style-name="gr12" draw:text-style-name="P3" draw:layer="layout" svg:width="2.286cm" svg:height="1.927cm" svg:x="23.098cm" svg:y="13.573cm">
          <draw:text-box>
            <text:p>Deny Exit</text:p>
          </draw:text-box>
        </draw:frame>
        <draw:custom-shape draw:style-name="gr1" draw:text-style-name="P1" draw:layer="layout" svg:width="1.905cm" svg:height="1.778cm" svg:x="25.00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4.114cm" svg:y1="7.985cm" svg:x2="25.384cm" svg:y2="7.985cm">
          <text:p/>
        </draw:line>
        <draw:line draw:style-name="gr3" draw:text-style-name="P2" draw:layer="layout" svg:x1="24.114cm" svg:y1="11.668cm" svg:x2="25.384cm" svg:y2="11.668cm">
          <text:p/>
        </draw:line>
        <draw:line draw:style-name="gr4" draw:text-style-name="P2" draw:layer="layout" svg:x1="26.146cm" svg:y1="12.557cm" svg:x2="26.146cm" svg:y2="18.907cm">
          <text:p/>
        </draw:line>
        <draw:frame draw:style-name="gr13" draw:text-style-name="P5" draw:layer="layout" svg:width="2.032cm" svg:height="3.315cm" svg:x="17.383cm" svg:y="9.763cm">
          <draw:text-box>
            <text:p text:style-name="P4"><text:span text:style-name="T1">Store Weight</text:span></text:p>
          </draw:text-box>
        </draw:frame>
        <draw:frame draw:style-name="gr13" draw:text-style-name="P5" draw:layer="layout" svg:width="2.032cm" svg:height="3.315cm" svg:x="7.35cm" svg:y="7.604cm">
          <draw:text-box>
            <text:p text:style-name="P4"><text:span text:style-name="T1">Store ID</text:span></text:p>
          </draw:text-box>
        </draw:frame>
        <draw:frame draw:style-name="gr13" draw:text-style-name="P5" draw:layer="layout" svg:width="2.032cm" svg:height="3.315cm" svg:x="7.477cm" svg:y="11.782cm">
          <draw:text-box>
            <text:p text:style-name="P4"><text:span text:style-name="T1">Store ID</text:span></text:p>
          </draw:text-box>
        </draw:frame>
        <draw:frame draw:style-name="gr14" draw:text-style-name="P5" draw:layer="layout" svg:width="2.032cm" svg:height="3.569cm" svg:x="4.683cm" svg:y="9.382cm">
          <draw:text-box>
            <text:p text:style-name="P4"><text:span text:style-name="T1">Lock left, right</text:span></text:p>
          </draw:text-box>
        </draw:frame>
        <draw:frame draw:style-name="gr13" draw:text-style-name="P5" draw:layer="layout" svg:width="2.032cm" svg:height="3.315cm" svg:x="11.16cm" svg:y="7.591cm">
          <draw:text-box>
            <text:p text:style-name="P4"><text:span text:style-name="T1">Unlock left</text:span></text:p>
          </draw:text-box>
        </draw:frame>
        <draw:frame draw:style-name="gr13" draw:text-style-name="P5" draw:layer="layout" svg:width="2.032cm" svg:height="3.315cm" svg:x="11.16cm" svg:y="11.782cm">
          <draw:text-box>
            <text:p text:style-name="P4"><text:span text:style-name="T1">Unlock right</text:span></text:p>
          </draw:text-box>
        </draw:frame>
        <draw:frame draw:style-name="gr13" draw:text-style-name="P5" draw:layer="layout" svg:width="2.032cm" svg:height="3.315cm" svg:x="19.923cm" svg:y="7.21cm">
          <draw:text-box>
            <text:p text:style-name="P4"><text:span text:style-name="T1">Close left</text:span></text:p>
          </draw:text-box>
        </draw:frame>
        <draw:frame draw:style-name="gr13" draw:text-style-name="P5" draw:layer="layout" svg:width="2.032cm" svg:height="3.315cm" svg:x="19.923cm" svg:y="11.02cm">
          <draw:text-box>
            <text:p text:style-name="P4"><text:span text:style-name="T1">Close right</text:span></text:p>
          </draw:text-box>
        </draw:frame>
        <draw:frame draw:style-name="gr13" draw:text-style-name="P5" draw:layer="layout" svg:width="2.032cm" svg:height="3.315cm" svg:x="22.844cm" svg:y="7.223cm">
          <draw:text-box>
            <text:p text:style-name="P4"><text:span text:style-name="T1">Lock left</text:span></text:p>
          </draw:text-box>
        </draw:frame>
        <draw:frame draw:style-name="gr13" draw:text-style-name="P5" draw:layer="layout" svg:width="2.032cm" svg:height="3.315cm" svg:x="22.717cm" svg:y="11.02cm">
          <draw:text-box>
            <text:p text:style-name="P4"><text:span text:style-name="T1">Lock right</text:span></text:p>
          </draw:text-box>
        </draw:frame>
        <draw:frame draw:style-name="gr15" draw:text-style-name="P5" draw:layer="layout" svg:width="1.143cm" svg:height="0.725cm" svg:x="5.953cm" svg:y="8.493cm">
          <draw:text-box>
            <text:p text:style-name="P4"><text:span text:style-name="T1">ls</text:span></text:p>
          </draw:text-box>
        </draw:frame>
        <draw:frame draw:style-name="gr15" draw:text-style-name="P5" draw:layer="layout" svg:width="1.143cm" svg:height="0.725cm" svg:x="9.763cm" svg:y="7.641cm">
          <draw:text-box>
            <text:p text:style-name="P4"><text:span text:style-name="T1">glu</text:span></text:p>
          </draw:text-box>
        </draw:frame>
        <draw:frame draw:style-name="gr15" draw:text-style-name="P5" draw:layer="layout" svg:width="1.143cm" svg:height="0.725cm" svg:x="13.192cm" svg:y="7.514cm">
          <draw:text-box>
            <text:p text:style-name="P4"><text:span text:style-name="T1">Lo</text:span></text:p>
          </draw:text-box>
        </draw:frame>
        <draw:frame draw:style-name="gr15" draw:text-style-name="P5" draw:layer="layout" svg:width="1.143cm" svg:height="0.725cm" svg:x="16.494cm" svg:y="7.477cm">
          <draw:text-box>
            <text:p text:style-name="P4"><text:span text:style-name="T1">ws</text:span></text:p>
          </draw:text-box>
        </draw:frame>
        <draw:frame draw:style-name="gr15" draw:text-style-name="P5" draw:layer="layout" svg:width="1.143cm" svg:height="0.725cm" svg:x="18.653cm" svg:y="7.477cm">
          <draw:text-box>
            <text:p text:style-name="P4"><text:span text:style-name="T1">lc</text:span></text:p>
          </draw:text-box>
        </draw:frame>
        <draw:frame draw:style-name="gr15" draw:text-style-name="P5" draw:layer="layout" svg:width="1.143cm" svg:height="0.725cm" svg:x="21.701cm" svg:y="6.752cm">
          <draw:text-box>
            <text:p text:style-name="P4"><text:span text:style-name="T1">gll</text:span></text:p>
          </draw:text-box>
        </draw:frame>
        <draw:frame draw:style-name="gr15" draw:text-style-name="P5" draw:layer="layout" svg:width="1.143cm" svg:height="0.725cm" svg:x="21.574cm" svg:y="10.652cm">
          <draw:text-box>
            <text:p text:style-name="P4"><text:span text:style-name="T1">grl</text:span></text:p>
          </draw:text-box>
        </draw:frame>
        <draw:frame draw:style-name="gr15" draw:text-style-name="P5" draw:layer="layout" svg:width="1.143cm" svg:height="0.725cm" svg:x="6.334cm" svg:y="10.525cm">
          <draw:text-box>
            <text:p text:style-name="P4"><text:span text:style-name="T1">rs</text:span></text:p>
          </draw:text-box>
        </draw:frame>
        <draw:frame draw:style-name="gr15" draw:text-style-name="P5" draw:layer="layout" svg:width="1.143cm" svg:height="0.725cm" svg:x="6.335cm" svg:y="10.526cm">
          <draw:text-box>
            <text:p text:style-name="P4"><text:span text:style-name="T1">rs</text:span></text:p>
          </draw:text-box>
        </draw:frame>
        <draw:custom-shape draw:style-name="gr1" draw:text-style-name="P1" draw:layer="layout" svg:width="1.905cm" svg:height="1.778cm" svg:x="25.003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3.556cm" svg:height="2.384cm" svg:x="24.749cm" svg:y="6.08cm">
          <draw:text-box>
            <text:p>Exit Left</text:p>
          </draw:text-box>
        </draw:frame>
        <draw:frame draw:style-name="gr10" draw:text-style-name="P3" draw:layer="layout" svg:width="3.556cm" svg:height="2.384cm" svg:x="24.622cm" svg:y="10.017cm">
          <draw:text-box>
            <text:p>Exit Right</text:p>
          </draw:text-box>
        </draw:frame>
        <draw:line draw:style-name="gr4" draw:text-style-name="P2" draw:layer="layout" svg:x1="25.892cm" svg:y1="2.905cm" svg:x2="25.892cm" svg:y2="7.604cm">
          <text:p/>
        </draw:line>
        <draw:line draw:style-name="gr4" draw:text-style-name="P2" draw:layer="layout" svg:x1="25.892cm" svg:y1="2.905cm" svg:x2="5.318cm" svg:y2="2.778cm">
          <text:p/>
        </draw:line>
        <draw:line draw:style-name="gr3" draw:text-style-name="P2" draw:layer="layout" svg:x1="5.318cm" svg:y1="2.778cm" svg:x2="5.318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5T00:07:39.495544856</meta:creation-date>
    <meta:generator>LibreOffice/5.1.6.2.0$Linux_X86_64 LibreOffice_project/10$Build-2</meta:generator>
    <dc:date>2016-10-27T15:44:11.201662398</dc:date>
    <meta:editing-duration>PT1H8M44S</meta:editing-duration>
    <meta:editing-cycles>8</meta:editing-cycles>
    <meta:document-statistic meta:object-count="81"/>
  </office:meta>
</office:document-meta>
</file>